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71b1de9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71c8528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71cc24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261f22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728ca0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72929a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7295a77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7338fc9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6fcb6a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1344d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18e06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1995a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71c852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71cc24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7261f2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7271cc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7338fc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bold" officeooo:rsid="06fcb6a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bold" officeooo:rsid="07261f2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bold" officeooo:rsid="072929a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bold" officeooo:rsid="072f818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9pt" style:text-underline-style="none" fo:font-weight="bold" officeooo:rsid="07295a7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9pt" style:text-underline-style="none" fo:font-weight="bold" officeooo:rsid="0731bf6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9pt" style:text-underline-style="none" officeooo:rsid="06fcb6a5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17" style:family="text">
      <style:text-properties fo:color="#000000" style:text-line-through-style="none" style:text-line-through-type="none" style:font-name="Courier 10 Pitch" fo:font-size="9pt" style:text-underline-style="none" fo:font-weight="normal" officeooo:rsid="07295a7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color="#ff0000" style:text-line-through-style="none" style:text-line-through-type="none" style:font-name="DejaVu Sans" fo:font-size="9pt" style:text-underline-style="none" fo:font-weight="normal" officeooo:rsid="0798262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color="#ff0000" style:text-line-through-style="none" style:text-line-through-type="none" style:font-name="DejaVu Sans" fo:font-size="9pt" style:text-underline-style="none" fo:font-weight="normal" officeooo:rsid="06fcb6a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color="#996600" style:text-line-through-style="none" style:text-line-through-type="none" style:font-name="DejaVu Sans" fo:font-size="9pt" style:text-underline-style="none" fo:font-weight="bold" officeooo:rsid="0728ca0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35928442182576137" text:style-name="L1">
        <text:list-item>
          <text:p text:style-name="P8"><text:a xlink:type="simple" xlink:href="https://dzone.com/articles/saml-versus-oauth-which-one" text:style-name="Internet_20_link" text:visited-style-name="Visited_20_Internet_20_Link"><text:span text:style-name="Source_20_Text"><text:span text:style-name="T9">https://dzone.com/articles/saml-versus-oauth-which-one</text:span></text:span></text:a></text:p>
        </text:list-item>
        <text:list-item>
          <text:p text:style-name="P8"><text:span text:style-name="Source_20_Text"><text:span text:style-name="T9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7-16T01:45:50.837989366</dc:date>
    <meta:editing-duration>P25DT20H45M18S</meta:editing-duration>
    <meta:editing-cycles>1706</meta:editing-cycles>
    <meta:document-statistic meta:table-count="0" meta:image-count="0" meta:object-count="0" meta:page-count="1" meta:paragraph-count="2" meta:word-count="3" meta:character-count="58" meta:non-whitespace-character-count="58"/>
  </office:meta>
</office:document-meta>
</file>